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820E7EC72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officeooo:paragraph-rsid="00152c84" style:font-size-asian="10pt"/>
    </style:style>
    <style:style style:name="P9" style:family="paragraph" style:parent-style-name="Standard">
      <style:text-properties fo:font-size="10pt" officeooo:rsid="001d0200" officeooo:paragraph-rsid="0011e97d" style:font-size-asian="10pt" style:font-size-complex="10pt"/>
    </style:style>
    <style:style style:name="P10" style:family="paragraph" style:parent-style-name="Standard">
      <style:text-properties fo:font-size="10pt" officeooo:rsid="001d0200" officeooo:paragraph-rsid="0013c995" style:font-size-asian="10pt" style:font-size-complex="10pt"/>
    </style:style>
    <style:style style:name="P11" style:family="paragraph" style:parent-style-name="Standard">
      <style:text-properties style:font-name="Times New Roman" officeooo:paragraph-rsid="0011e97d"/>
    </style:style>
    <style:style style:name="P12" style:family="paragraph" style:parent-style-name="Standard">
      <style:text-properties style:font-name="Times New Roman" officeooo:paragraph-rsid="0013c995"/>
    </style:style>
    <style:style style:name="P13" style:family="paragraph" style:parent-style-name="Standard" style:list-style-name="L1">
      <style:text-properties style:font-name="Times New Roman" officeooo:paragraph-rsid="00152c84"/>
    </style:style>
    <style:style style:name="P14" style:family="paragraph" style:parent-style-name="Standard">
      <style:text-properties style:font-name="Times New Roman" officeooo:paragraph-rsid="00152c84"/>
    </style:style>
    <style:style style:name="P15" style:family="paragraph" style:parent-style-name="Standard">
      <style:text-properties style:font-name="Arial" fo:font-size="10pt" fo:font-weight="bold" officeooo:rsid="001d0200" officeooo:paragraph-rsid="0011e97d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font-size="10pt" fo:font-weight="bold" officeooo:rsid="001d0200" officeooo:paragraph-rsid="0013c995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fo:font-size="10pt" fo:font-weight="bold" officeooo:rsid="00203bf6" officeooo:paragraph-rsid="0011e97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rsid="00230825" officeooo:paragraph-rsid="0011e97d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0pt" fo:font-weight="bold" officeooo:paragraph-rsid="0011e97d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" fo:font-size="10pt" fo:font-weight="bold" officeooo:paragraph-rsid="0013c995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" fo:font-size="10pt" fo:font-weight="bold" officeooo:paragraph-rsid="00152c84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" fo:font-size="10pt" fo:font-weight="normal" officeooo:rsid="00230825" officeooo:paragraph-rsid="0011e97d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" fo:font-size="10pt" fo:font-weight="normal" officeooo:paragraph-rsid="00152c84" style:font-size-asian="10pt" style:font-weight-asian="normal" style:font-size-complex="10pt" style:font-weight-complex="normal"/>
    </style:style>
    <style:style style:name="P24" style:family="paragraph" style:parent-style-name="Standard">
      <style:text-properties officeooo:paragraph-rsid="0011e97d"/>
    </style:style>
    <style:style style:name="P25" style:family="paragraph" style:parent-style-name="Standard">
      <style:text-properties officeooo:paragraph-rsid="0013c995"/>
    </style:style>
    <style:style style:name="P26" style:family="paragraph" style:parent-style-name="Standard">
      <style:text-properties officeooo:paragraph-rsid="00152c84"/>
    </style:style>
    <style:style style:name="P27" style:family="paragraph" style:parent-style-name="Standard">
      <style:paragraph-properties fo:margin-left="1.293cm" fo:margin-right="0cm" fo:text-indent="0cm" style:auto-text-indent="false">
        <style:tab-stops/>
      </style:paragraph-properties>
      <style:text-properties style:font-name="Times New Roman" officeooo:paragraph-rsid="0011e97d"/>
    </style:style>
    <style:style style:name="P28" style:family="paragraph" style:parent-style-name="Standard">
      <style:paragraph-properties fo:margin-left="1.293cm" fo:margin-right="0cm" fo:text-indent="0cm" style:auto-text-indent="false">
        <style:tab-stops/>
      </style:paragraph-properties>
      <style:text-properties style:font-name="Times New Roman" officeooo:paragraph-rsid="0013c995"/>
    </style:style>
    <style:style style:name="P29" style:family="paragraph" style:parent-style-name="Standard">
      <style:paragraph-properties fo:margin-left="1.293cm" fo:margin-right="0cm" fo:text-indent="0cm" style:auto-text-indent="false">
        <style:tab-stops/>
      </style:paragraph-properties>
      <style:text-properties style:font-name="Times New Roman" officeooo:paragraph-rsid="00152c84"/>
    </style:style>
    <style:style style:name="P30" style:family="paragraph" style:parent-style-name="Standard">
      <style:paragraph-properties fo:margin-left="1.205cm" fo:margin-right="0cm" fo:text-indent="0cm" style:auto-text-indent="false">
        <style:tab-stops/>
      </style:paragraph-properties>
      <style:text-properties officeooo:paragraph-rsid="00152c84"/>
    </style:style>
    <style:style style:name="P31" style:family="paragraph" style:parent-style-name="Standard">
      <style:paragraph-properties fo:margin-left="1.205cm" fo:margin-right="0cm" fo:text-indent="0cm" style:auto-text-indent="false">
        <style:tab-stops/>
      </style:paragraph-properties>
      <style:text-properties style:font-name="Times New Roman" officeooo:paragraph-rsid="00152c84"/>
    </style:style>
    <style:style style:name="P32" style:family="paragraph" style:parent-style-name="Standard">
      <style:paragraph-properties fo:margin-left="2.469cm" fo:margin-right="0cm" fo:text-indent="0cm" style:auto-text-indent="false">
        <style:tab-stops/>
      </style:paragraph-properties>
      <style:text-properties style:font-name="Times New Roman" officeooo:paragraph-rsid="00152c84"/>
    </style:style>
    <style:style style:name="P33" style:family="paragraph" style:parent-style-name="Standard">
      <style:paragraph-properties fo:margin-left="1.177cm" fo:margin-right="0cm" fo:text-indent="0cm" style:auto-text-indent="false">
        <style:tab-stops/>
      </style:paragraph-properties>
      <style:text-properties style:font-name="Times New Roman" officeooo:paragraph-rsid="00152c84"/>
    </style:style>
    <style:style style:name="P34" style:family="paragraph" style:parent-style-name="Standard">
      <style:paragraph-properties fo:margin-left="1.235cm" fo:margin-right="0cm" fo:text-indent="0cm" style:auto-text-indent="false">
        <style:tab-stops>
          <style:tab-stop style:position="2.852cm"/>
        </style:tab-stops>
      </style:paragraph-properties>
      <style:text-properties officeooo:paragraph-rsid="00152c84"/>
    </style:style>
    <style:style style:name="P35" style:family="paragraph" style:parent-style-name="Standard" style:master-page-name="Standard">
      <style:paragraph-properties style:page-number="auto"/>
      <style:text-properties officeooo:paragraph-rsid="00152c84"/>
    </style:style>
    <style:style style:name="P36" style:family="paragraph" style:parent-style-name="Heading_20_2">
      <style:text-properties style:font-name="Times New Roman"/>
    </style:style>
    <style:style style:name="P37" style:family="paragraph" style:parent-style-name="Heading_20_2">
      <style:text-properties style:font-name="Times New Roman" fo:font-weight="normal" officeooo:paragraph-rsid="00103684" style:font-weight-asian="normal" style:font-weight-complex="normal"/>
    </style:style>
    <style:style style:name="P38" style:family="paragraph" style:parent-style-name="Heading_20_2">
      <style:text-properties fo:font-weight="bold" officeooo:paragraph-rsid="0011e97d" style:font-weight-asian="bold" style:font-weight-complex="bold"/>
    </style:style>
    <style:style style:name="P39" style:family="paragraph" style:parent-style-name="Heading_20_2">
      <style:text-properties fo:font-weight="bold" officeooo:paragraph-rsid="0013c995" style:font-weight-asian="bold" style:font-weight-complex="bold"/>
    </style:style>
    <style:style style:name="P40" style:family="paragraph" style:parent-style-name="Heading_20_2">
      <style:text-properties officeooo:paragraph-rsid="0011e97d"/>
    </style:style>
    <style:style style:name="P41" style:family="paragraph" style:parent-style-name="Heading_20_2">
      <style:text-properties officeooo:paragraph-rsid="00152c84"/>
    </style:style>
    <style:style style:name="P42" style:family="paragraph" style:parent-style-name="Heading_20_1">
      <style:text-properties style:font-name="Times New Roman"/>
    </style:style>
    <style:style style:name="P43" style:family="paragraph" style:parent-style-name="Heading_20_1">
      <style:text-properties style:font-name="Times New Roman" officeooo:paragraph-rsid="00103684"/>
    </style:style>
    <style:style style:name="P44" style:family="paragraph" style:parent-style-name="Heading_20_1">
      <style:text-properties officeooo:paragraph-rsid="0011e97d"/>
    </style:style>
    <style:style style:name="P45" style:family="paragraph" style:parent-style-name="Heading_20_1">
      <style:text-properties officeooo:paragraph-rsid="0013c995"/>
    </style:style>
    <style:style style:name="P46" style:family="paragraph" style:parent-style-name="Heading_20_1">
      <style:text-properties officeooo:paragraph-rsid="00152c84"/>
    </style:style>
    <style:style style:name="P47" style:family="paragraph" style:parent-style-name="Text_20_body" style:list-style-name="WW8Num7">
      <style:text-properties style:font-name="Times New Roman"/>
    </style:style>
    <style:style style:name="P48" style:family="paragraph" style:parent-style-name="Text_20_body" style:list-style-name="WW8Num2">
      <style:text-properties style:font-name="Times New Roman"/>
    </style:style>
    <style:style style:name="P49" style:family="paragraph" style:parent-style-name="Text_20_body" style:list-style-name="WW8Num6">
      <style:text-properties style:font-name="Times New Roman"/>
    </style:style>
    <style:style style:name="P50" style:family="paragraph" style:parent-style-name="Text_20_body" style:list-style-name="WW8Num5">
      <style:text-properties style:font-name="Times New Roman"/>
    </style:style>
    <style:style style:name="P51" style:family="paragraph" style:parent-style-name="Text_20_body">
      <style:text-properties style:font-name="Times New Roman" fo:font-size="12pt" officeooo:paragraph-rsid="00103684" style:font-size-asian="12pt" style:font-size-complex="12pt"/>
    </style:style>
    <style:style style:name="P52" style:family="paragraph" style:parent-style-name="Text_20_body" style:list-style-name="WW8Num7">
      <style:paragraph-properties>
        <style:tab-stops/>
      </style:paragraph-properties>
      <style:text-properties style:font-name="Times New Roman" fo:font-size="12pt" officeooo:paragraph-rsid="00103684" style:font-size-asian="12pt" style:font-size-complex="12pt"/>
    </style:style>
    <style:style style:name="P53" style:family="paragraph" style:parent-style-name="Text_20_body" style:list-style-name="WW8Num7">
      <style:paragraph-properties>
        <style:tab-stops/>
      </style:paragraph-properties>
      <style:text-properties style:font-name="Times New Roman" fo:font-size="12pt" officeooo:rsid="001d0200" officeooo:paragraph-rsid="00103684" style:font-size-asian="12pt" style:font-size-complex="12pt"/>
    </style:style>
    <style:style style:name="P54" style:family="paragraph" style:parent-style-name="Text_20_body">
      <style:text-properties style:font-name="Times New Roman" fo:font-size="12pt" officeooo:paragraph-rsid="0011e97d" style:font-size-asian="12pt" style:font-size-complex="12pt"/>
    </style:style>
    <style:style style:name="P55" style:family="paragraph" style:parent-style-name="Text_20_body">
      <style:text-properties style:font-name="Times New Roman" fo:font-size="12pt" officeooo:rsid="001fcd9d" officeooo:paragraph-rsid="0013c995" style:font-size-asian="12pt" style:font-size-complex="12pt"/>
    </style:style>
    <style:style style:name="P56" style:family="paragraph" style:parent-style-name="Text_20_body">
      <style:text-properties style:font-name="Times New Roman" fo:font-size="12pt" officeooo:paragraph-rsid="00152c84" style:font-size-asian="12pt" style:font-size-complex="12pt"/>
    </style:style>
    <style:style style:name="P57" style:family="paragraph" style:parent-style-name="Text_20_body">
      <style:text-properties style:font-name="Times New Roman" officeooo:rsid="00103684" officeooo:paragraph-rsid="00103684"/>
    </style:style>
    <style:style style:name="P58" style:family="paragraph" style:parent-style-name="Text_20_body">
      <style:paragraph-properties fo:text-align="center" style:justify-single-word="false"/>
      <style:text-properties style:font-name="Times New Roman" fo:font-size="24pt" fo:font-weight="bold" officeooo:paragraph-rsid="0011e97d" style:font-size-asian="24pt" style:font-weight-asian="bold" style:font-size-complex="24pt" style:font-weight-complex="bold"/>
    </style:style>
    <style:style style:name="P59" style:family="paragraph" style:parent-style-name="Text_20_body">
      <style:paragraph-properties fo:text-align="center" style:justify-single-word="false"/>
      <style:text-properties style:font-name="Times New Roman" fo:font-size="24pt" fo:font-weight="bold" officeooo:paragraph-rsid="0013c995" style:font-size-asian="24pt" style:font-weight-asian="bold" style:font-size-complex="24pt" style:font-weight-complex="bold"/>
    </style:style>
    <style:style style:name="P60" style:family="paragraph" style:parent-style-name="Text_20_body">
      <style:paragraph-properties fo:text-align="center" style:justify-single-word="false"/>
      <style:text-properties style:font-name="Times New Roman" fo:font-size="24pt" fo:font-weight="bold" officeooo:paragraph-rsid="00152c84" style:font-size-asian="24pt" style:font-weight-asian="bold" style:font-size-complex="24pt" style:font-weight-complex="bold"/>
    </style:style>
    <style:style style:name="P61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style:font-name="Times New Roman" fo:font-size="12pt" officeooo:paragraph-rsid="0011e97d" style:font-size-asian="12pt" style:font-size-complex="12pt"/>
    </style:style>
    <style:style style:name="P62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style:font-name="Times New Roman" fo:font-size="12pt" officeooo:paragraph-rsid="0013c995" style:font-size-asian="12pt" style:font-size-complex="12pt"/>
    </style:style>
    <style:style style:name="P63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style:font-name="Times New Roman" fo:font-size="12pt" officeooo:paragraph-rsid="00152c84" style:font-size-asian="12pt" style:font-size-complex="12pt"/>
    </style:style>
    <style:style style:name="P64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style:font-name="Times New Roman" fo:font-size="12pt" officeooo:rsid="001d0200" officeooo:paragraph-rsid="0013c995" style:font-size-asian="12pt" style:font-size-complex="12pt"/>
    </style:style>
    <style:style style:name="P65" style:family="paragraph" style:parent-style-name="Text_20_body">
      <style:paragraph-properties fo:margin-left="0.714cm" fo:margin-right="0cm" fo:text-indent="0cm" style:auto-text-indent="false">
        <style:tab-stops/>
      </style:paragraph-properties>
      <style:text-properties style:font-name="Times New Roman" fo:font-size="12pt" officeooo:paragraph-rsid="00152c84" style:font-size-asian="12pt" style:font-size-complex="12pt"/>
    </style:style>
    <style:style style:name="P6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officeooo:paragraph-rsid="0011e97d" style:font-size-asian="12pt" style:font-size-complex="12pt"/>
    </style:style>
    <style:style style:name="P6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officeooo:paragraph-rsid="00152c84" style:font-size-asian="12pt" style:font-size-complex="12pt"/>
    </style:style>
    <style:style style:name="P68" style:family="paragraph" style:parent-style-name="Text_20_body">
      <style:paragraph-properties fo:margin-left="1.323cm" fo:margin-right="0cm" fo:text-indent="0cm" style:auto-text-indent="false">
        <style:tab-stops/>
      </style:paragraph-properties>
      <style:text-properties style:font-name="Times New Roman" fo:font-size="12pt" officeooo:paragraph-rsid="0011e97d" style:font-size-asian="12pt" style:font-size-complex="12pt"/>
    </style:style>
    <style:style style:name="P69" style:family="paragraph" style:parent-style-name="Text_20_body">
      <style:paragraph-properties fo:margin-left="1.323cm" fo:margin-right="0cm" fo:text-indent="0cm" style:auto-text-indent="false">
        <style:tab-stops/>
      </style:paragraph-properties>
      <style:text-properties style:font-name="Times New Roman" fo:font-size="12pt" officeooo:paragraph-rsid="00152c84" style:font-size-asian="12pt" style:font-size-complex="12pt"/>
    </style:style>
    <style:style style:name="P70" style:family="paragraph" style:parent-style-name="Text_20_body">
      <style:paragraph-properties fo:margin-left="2.558cm" fo:margin-right="0cm" fo:text-indent="0cm" style:auto-text-indent="false">
        <style:tab-stops/>
      </style:paragraph-properties>
      <style:text-properties style:font-name="Times New Roman" fo:font-size="12pt" officeooo:paragraph-rsid="0011e97d" style:font-size-asian="12pt" style:font-size-complex="12pt"/>
    </style:style>
    <style:style style:name="P71" style:family="paragraph" style:parent-style-name="Text_20_body">
      <style:paragraph-properties fo:margin-left="2.558cm" fo:margin-right="0cm" fo:text-indent="0cm" style:auto-text-indent="false">
        <style:tab-stops/>
      </style:paragraph-properties>
      <style:text-properties style:font-name="Times New Roman" fo:font-size="12pt" officeooo:paragraph-rsid="00152c84" style:font-size-asian="12pt" style:font-size-complex="12pt"/>
    </style:style>
    <style:style style:name="P72" style:family="paragraph" style:parent-style-name="Text_20_body">
      <style:paragraph-properties fo:margin-left="1.293cm" fo:margin-right="0cm" fo:text-indent="0cm" style:auto-text-indent="false">
        <style:tab-stops/>
      </style:paragraph-properties>
      <style:text-properties style:font-name="Times New Roman" fo:font-size="12pt" officeooo:paragraph-rsid="00152c84" style:font-size-asian="12pt" style:font-size-complex="12pt"/>
    </style:style>
    <style:style style:name="P73" style:family="paragraph" style:parent-style-name="Text_20_body">
      <style:paragraph-properties fo:margin-left="1.265cm" fo:margin-right="0cm" fo:text-indent="0cm" style:auto-text-indent="false">
        <style:tab-stops/>
      </style:paragraph-properties>
      <style:text-properties style:font-name="Times New Roman" fo:font-size="12pt" officeooo:paragraph-rsid="00152c84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d0200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fo:font-size="11.5pt" style:font-size-asian="11.5pt" style:font-size-complex="11.5pt"/>
    </style:style>
    <style:style style:name="T7" style:family="text">
      <style:text-properties fo:font-size="11.5pt" officeooo:rsid="001fcd9d" style:font-size-asian="11.5pt" style:font-size-complex="11.5pt"/>
    </style:style>
    <style:style style:name="T8" style:family="text">
      <style:text-properties fo:font-size="14pt" officeooo:rsid="001fcd9d" style:font-size-asian="14pt" style:font-size-complex="14pt"/>
    </style:style>
    <style:style style:name="T9" style:family="text">
      <style:text-properties fo:font-size="14pt" officeooo:rsid="001efde2" style:font-size-asian="14pt" style:font-size-complex="14pt"/>
    </style:style>
    <style:style style:name="T10" style:family="text">
      <style:text-properties officeooo:rsid="001fcd9d" style:font-size-complex="10pt"/>
    </style:style>
    <style:style style:name="T11" style:family="text">
      <style:text-properties officeooo:rsid="001d0200"/>
    </style:style>
    <style:style style:name="T12" style:family="text">
      <style:text-properties officeooo:rsid="00207dae"/>
    </style:style>
    <style:style style:name="T13" style:family="text">
      <style:text-properties officeooo:rsid="001c0ab6"/>
    </style:style>
    <style:style style:name="T14" style:family="text">
      <style:text-properties officeooo:rsid="001ade3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03bf6"/>
    </style:style>
    <style:style style:name="T17" style:family="text">
      <style:text-properties officeooo:rsid="0011e97d"/>
    </style:style>
    <style:style style:name="T18" style:family="text">
      <style:text-properties officeooo:rsid="001fcd9d"/>
    </style:style>
    <style:style style:name="T19" style:family="text">
      <style:text-properties style:font-name="Arial" fo:font-size="10pt" fo:font-weight="normal" officeooo:rsid="00203bf6" style:font-size-asian="10pt" style:font-weight-asian="normal" style:font-size-complex="10pt" style:font-weight-complex="normal"/>
    </style:style>
    <style:style style:name="T20" style:family="text">
      <style:text-properties officeooo:rsid="0013c995"/>
    </style:style>
    <style:style style:name="T21" style:family="text">
      <style:text-properties officeooo:rsid="00152c84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Memória Virtual<text:line-break/>Caso de uso: Realizar Busca Simples</text:p>
      <text:p text:style-name="P60"/>
      <text:h text:style-name="P46" text:outline-level="1">Breve Descrição</text:h>
      <text:p text:style-name="P56">Este caso de uso permite que a busca seja feita entre os objetos marcados como revisados e disponível para acesso externo. Os resultados devem ser mostrados ao usuário com uma imagem, uma breve descrição do bem e um link para visualização do bem patrimonial.</text:p>
      <text:h text:style-name="P46" text:outline-level="1">Breve Descrição dos Atores</text:h>
      <text:p text:style-name="P14"><text:tab/>Usuario comum: Pode fazer busca entre os bens já revisados.</text:p>
      <text:h text:style-name="P46" text:outline-level="1">Fluxo Básico de Eventos</text:h>
      <text:p text:style-name="P63">1. O Usuário seleciona a opção “Buscar”</text:p>
      <text:p text:style-name="P63">2. O Sistema deve mostrar:</text:p>
      <text:p text:style-name="P63"><text:s/><text:tab/>- Campo de busca para que a pesquisa seja digitada</text:p>
      <text:p text:style-name="P63"><text:s/><text:tab/>- Botão “Buscar” para iniciar a busca</text:p>
      <text:p text:style-name="P63">3. O usuário digita uma palavra ou um conjunto de palavras relacionada ao bem patrimonial que deseja buscar. Esta pode ser o título ou parte dele, uma palavra-chave ou descritor ligado ao bem patrimonial ou parte da descrição de uma imagem.</text:p>
      <text:p text:style-name="P72">4. <text:s/>O sistema deve buscar na base de dados entre todos os bens patrimoniais revisados e marcados como “Disponível para acesso externo”, sem diferenciação quanto a caracteres especiais e não case sensitive, considerando a seguinte ordem:</text:p>
      <text:p text:style-name="P69"><text:s/><text:tab/>- Título Principal do Bem Patrimonial</text:p>
      <text:p text:style-name="P71">- Título Adicional do Bem Patrimonial</text:p>
      <text:p text:style-name="P67"><text:s/><text:tab/> <text:tab/>- Parte do Título (Principal ou Adicional)</text:p>
      <text:p text:style-name="P67"><text:s/><text:tab/> <text:tab/>- <text:span text:style-name="T14">Número de Registro</text:span></text:p>
      <text:p text:style-name="P67"><text:tab/><text:tab/>- <text:span text:style-name="T14">Nomes dos Autores<text:line-break/><text:tab/><text:tab/>- Localização</text:span></text:p>
      <text:p text:style-name="P73">O campo de busca deve permanecer na tela durante a exibição dos resultados, gravado com a palavra que foi buscada.</text:p>
      <text:p text:style-name="P63">5. O sistema deve listar os resultados encontrados, da seguinte forma:</text:p>
      <text:p text:style-name="P56"><text:s/>Ao listar os bens patrimoniais, deve-se apresentá-los por Título principal e, ao clicar no título principal, títulos adicionais que eventualmente estejam cadastrados devem aparecer.</text:p>
      <text:p text:style-name="P63"><text:s/><text:tab/>- <text:s/>link para acessar informações específicas de cada bem patrimonial.</text:p>
      <text:p text:style-name="P63"><text:soft-page-break/><text:s/><text:tab/>- imagem do bem Patrimonal</text:p>
      <text:p text:style-name="P63"><text:s/><text:tab/></text:p>
      <text:p text:style-name="P63">6. O Usuário clica no link do bem patrimonial desejado</text:p>
      <text:p text:style-name="P63">7. O Sistema deve abrir uma página com a visualização do bem e sua descrição, bem como um link de retorno à página da busca.</text:p>
      <text:p text:style-name="P63">8. O caso de uso termina.</text:p>
      <text:p text:style-name="P65"/>
      <text:h text:style-name="P46" text:outline-level="1">Fluxos Alternativos</text:h>
      <text:p text:style-name="P26"/>
      <text:h text:style-name="P41" text:outline-level="2">Fluxo Alternativo 1</text:h>
      <text:p text:style-name="P26"/>
      <text:p text:style-name="P26"><text:span text:style-name="Fonte_20_parág._20_padrão"><text:span text:style-name="T3"><text:tab/>Se no passo 4 do </text:span></text:span><text:span text:style-name="Fonte_20_parág._20_padrão"><text:span text:style-name="T5">Fluxo Básico </text:span></text:span><text:span text:style-name="Fonte_20_parág._20_padrão"><text:span text:style-name="T3">o sistema não encontrar nenhum bem patrimonial relacionado com a pesquisa:</text:span></text:span></text:p>
      <text:p text:style-name="P14"/>
      <text:p text:style-name="P30"><text:span text:style-name="Fonte_20_parág._20_padrão"><text:span text:style-name="T3"><text:s/>1. o sistema deve buscar bens com títulos ou assuntos semelhantes. (Por exemplo, se houver falha na busca por São Luis, serão mostrados resultados semanticamente semelhantes, como São Paulo, São Carlos, etc.).</text:span></text:span></text:p>
      <text:p text:style-name="P31"/>
      <text:p text:style-name="P31">2. O caso de uso volta ao passo 5 do fluxo básico.</text:p>
      <text:p text:style-name="P26"/>
      <text:h text:style-name="P41" text:outline-level="2">Fluxo Alternativo 2</text:h>
      <text:p text:style-name="P26"/>
      <text:p text:style-name="P14">Se no passo 7 do Fluxo Básico o usuário clica na opção de retorno à página da busca:</text:p>
      <text:p text:style-name="P32"/>
      <text:p text:style-name="P30"><text:span text:style-name="Fonte_20_parág._20_padrão"><text:span text:style-name="T3"><text:tab/>1. o sistema deve exibir a página anterior, com os resultados ainda disponíveis para acesso.</text:span></text:span></text:p>
      <text:p text:style-name="P26"><text:tab/></text:p>
      <text:p text:style-name="P26"><text:tab/><text:span text:style-name="Fonte_20_parág._20_padrão"><text:span text:style-name="T3">2. O caso de uso volta ao passo 5 do fluxo básico.</text:span></text:span></text:p>
      <text:p text:style-name="P14"/>
      <text:h text:style-name="P41" text:outline-level="2">Fluxo Alternativo 3</text:h>
      <text:p text:style-name="P26"/>
      <text:p text:style-name="P14">Se no passo 5 do Fluxo Básico o usuário estiver logado no sistema e possuir nível para editar ou excluir bem patrimonial:</text:p>
      <text:p text:style-name="P32"/>
      <text:p text:style-name="P31"><text:tab/>1. o sistema deve exibir, juntamente com os resultados da pesquisa:</text:p>
      <text:p text:style-name="P31"/>
      <text:p text:style-name="P14"><text:tab/>- botão para editar bem Patrimonial, levando o usuário para a tela de edição de bem patrimonial.</text:p>
      <text:p text:style-name="P33"/>
      <text:p text:style-name="P34"><text:soft-page-break/><text:span text:style-name="Fonte_20_parág._20_padrão"><text:span text:style-name="T3"><text:s text:c="2"/>- botão para excluir bem Patrimonial, levando o usuário para a tela de exclusão de bem patrimonial.</text:span></text:span></text:p>
      <text:p text:style-name="P26"><text:tab/></text:p>
      <text:list xml:id="list8316731571721387045" text:style-name="L1">
        <text:list-item>
          <text:list>
            <text:list-item>
              <text:list>
                <text:list-item>
                  <text:p text:style-name="P13">O caso de uso volta ao passo 5 do fluxo básico.</text:p>
                </text:list-item>
              </text:list>
            </text:list-item>
          </text:list>
        </text:list-item>
      </text:list>
      <text:p text:style-name="P21">4.4 Fluxo Alternativo 4</text:p>
      <text:p text:style-name="P23">Se no passo 4 do fluxo básico, o usuário não digitou nenhum caractere no campo de busca, nada deve acontecer e o caso de uso volta ao passo 3 do fluxo básico.</text:p>
      <text:p text:style-name="P21"/>
      <text:h text:style-name="P46" text:outline-level="1">Pós-Condições</text:h>
      <text:p text:style-name="P29">Fluxo básico: <text:tab/><text:tab/>Não há nenhum tipo de alteração no sistema.</text:p>
      <text:p text:style-name="P29">Fluxo Alternativo 1: <text:tab/>Não há nenhum tipo de alteração no sistema.</text:p>
      <text:p text:style-name="P29">Fluxo alternativo 2: <text:tab/>Não há nenhum tipo de alteração no sistema.</text:p>
      <text:p text:style-name="P29">Fluxo alternativo 3: <text:tab/>Não há nenhum tipo de alteração no sistema.</text:p>
      <text:p text:style-name="P29">Fluxo alternativo 4: <text:s text:c="2"/>Não há nenhum tipo de alteração no sistema.</text:p>
      <text:h text:style-name="P46" text:outline-level="1">Requisitos Especiais</text:h>
      <text:p text:style-name="P14">Se o Bem Patrimonial necessita de revisão e não estiver marcado como revisado, este não pode aparecer disponível para busca.</text:p>
      <text:p text:style-name="P14">Se o Bem Patrimonial não estiver marcado com a opção “Disponível para acesso externo”, este não pode aparecer disponível para busca.</text:p>
      <text:p text:style-name="P14"><text:span text:style-name="Fonte_20_parág._20_padrão"><text:span text:style-name="T9">Performance: os resultados devem ser retornados em até 1 segund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officeooo:paragraph-rsid="00152c84" style:font-size-asian="10pt"/>
    </style:style>
    <style:style style:name="MP4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officeooo:rsid="001fcd9d" style:font-size-complex="10pt"/>
    </style:style>
    <style:style style:name="MT2" style:family="text">
      <style:text-properties officeooo:rsid="00152c84"/>
    </style:style>
    <style:style style:name="MT3" style:family="text">
      <style:text-properties officeooo:rsid="0011e97d"/>
    </style:style>
    <style:style style:name="MT4" style:family="text">
      <style:text-properties fo:font-size="10pt" style:font-size-asian="10pt"/>
    </style:style>
    <style:style style:name="MT5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3">Documento de Especificação de Casos de Uso - <text:span text:style-name="MT1">Caso de uso: Realizar Busca Simples</text:span></text:p>
            </table:table-cell>
            <table:table-cell table:style-name="Tabela2.C1" office:value-type="string">
              <text:p text:style-name="MP4">Versão do documento: 1.<text:span text:style-name="MT2">2</text:span>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<text:span text:style-name="MT3">14/05/2014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5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6"><text:span text:style-name="MT4">Página </text:span><text:span text:style-name="Page_20_Number"><text:span text:style-name="MT4"><text:page-number text:select-page="current">3</text:page-number></text:span></text:span><text:span text:style-name="Page_20_Number"><text:span text:style-name="MT4"> de </text:span></text:span><text:span text:style-name="Page_20_Number"><text:span text:style-name="MT5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6</meta:editing-cycles>
    <meta:editing-duration>PT00H12M34S</meta:editing-duration>
    <meta:generator>LibreOffice/4.2.3.3$Windows_x86 LibreOffice_project/882f8a0a489bc99a9e60c7905a60226254cb6ff0</meta:generator>
    <dc:date>2014-05-14T15:30:07.822000000</dc:date>
    <meta:document-statistic meta:table-count="2" meta:image-count="1" meta:object-count="0" meta:page-count="3" meta:paragraph-count="62" meta:word-count="696" meta:character-count="4060" meta:non-whitespace-character-count="3382"/>
  </office:meta>
</office:document-meta>
</file>